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PolicyImpl.URLPolicyImpl( Logger logger , URLStreamHandler streamHandler , IModule mo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LPolicyImpl.createURL( int port ,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